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ce15b" officeooo:paragraph-rsid="000ce15b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ce15b" officeooo:paragraph-rsid="000ce15b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da830" officeooo:paragraph-rsid="000da83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LLET MOUVEMENTS</text:p>
      <text:p text:style-name="P1"/>
      <text:p text:style-name="P1"><text:span text:style-name="T1">cabriole :</text:span> saut lateral avec claquement ou croise des jambes</text:p>
      <text:p text:style-name="P1"><text:span text:style-name="T1">arabesque / arabesque croisee :</text:span> sur un pied, la jambe se leve en arriere</text:p>
      <text:p text:style-name="P1"><text:span text:style-name="T1">penche :</text:span> arabesque en descendant le buste vers le sol</text:p>
      <text:p text:style-name="P1"><text:span text:style-name="T1">pirouette : </text:span>tourner sur un pied</text:p>
      <text:p text:style-name="P1"><text:span text:style-name="T1">pique turn / pique en tournant :</text:span> frapper de la pointe apres pirouette</text:p>
      <text:p text:style-name="P1"><text:span text:style-name="T1">grand jete :</text:span> saut puis ecart des jambes une devant une derriere</text:p>
      <text:p text:style-name="P1">tour de reins : saut en tournant jambes ecartees (pirouette grand jete)</text:p>
      <text:p text:style-name="P1">fouette italien (deux versions) : lance de jambe en l'air puis tourner pirouette pour lancer a nouveau cette jambe a l'horizontale</text:p>
      <text:p text:style-name="P1">Grand adage : leve lent de la jambe jusqu'a la verticale</text:p>
      <text:p text:style-name="P1"/>
      <text:p text:style-name="P1">Frappe : plie deplie de la jambe</text:p>
      <text:p text:style-name="P1">Butterfly : saut tournant vertical</text:p>
      <text:p text:style-name="P1">Double tour : double pirouette sautee</text:p>
      <text:p text:style-name="P1"/>
      <text:p text:style-name="P3">Fouette : pirouette rapide sur un pied ou la jambe est depliee pour redonner l'elan en meme temps que l'on monte sur la point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0:54:31.699937661</meta:creation-date>
    <dc:date>2023-02-05T11:07:13.828027111</dc:date>
    <meta:editing-duration>PT1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53" meta:character-count="851" meta:non-whitespace-character-count="712"/>
  </office:meta>
</office:document-meta>
</file>